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d77" officeooo:paragraph-rsid="0009bd77"/>
    </style:style>
    <style:style style:name="P2" style:family="paragraph" style:parent-style-name="Standard">
      <style:text-properties officeooo:rsid="0009bd77" officeooo:paragraph-rsid="000b85bf"/>
    </style:style>
    <style:style style:name="P3" style:family="paragraph" style:parent-style-name="Standard">
      <style:text-properties officeooo:rsid="000b85bf" officeooo:paragraph-rsid="000b85bf"/>
    </style:style>
    <style:style style:name="P4" style:family="paragraph" style:parent-style-name="Text_20_body">
      <style:text-properties officeooo:rsid="000c3a31" officeooo:paragraph-rsid="000c3a31"/>
    </style:style>
    <style:style style:name="P5" style:family="paragraph" style:parent-style-name="Text_20_body">
      <style:text-properties officeooo:rsid="000c71c3" officeooo:paragraph-rsid="000c71c3"/>
    </style:style>
    <style:style style:name="P6" style:family="paragraph" style:parent-style-name="Text_20_body">
      <style:text-properties officeooo:rsid="000c71c3" officeooo:paragraph-rsid="0012a104"/>
    </style:style>
    <style:style style:name="P7" style:family="paragraph" style:parent-style-name="Text_20_body">
      <style:text-properties officeooo:rsid="000cb9f5" officeooo:paragraph-rsid="000cb9f5"/>
    </style:style>
    <style:style style:name="P8" style:family="paragraph" style:parent-style-name="Text_20_body">
      <style:text-properties officeooo:rsid="000cb9f5" officeooo:paragraph-rsid="000eb505"/>
    </style:style>
    <style:style style:name="P9" style:family="paragraph" style:parent-style-name="Text_20_body">
      <style:text-properties officeooo:rsid="000cb9f5" officeooo:paragraph-rsid="0012a104"/>
    </style:style>
    <style:style style:name="P10" style:family="paragraph" style:parent-style-name="Heading_20_2">
      <style:text-properties officeooo:rsid="000b85bf" officeooo:paragraph-rsid="000b85bf"/>
    </style:style>
    <style:style style:name="T1" style:family="text">
      <style:text-properties officeooo:rsid="000b85bf"/>
    </style:style>
    <style:style style:name="T2" style:family="text">
      <style:text-properties officeooo:rsid="000c3a31"/>
    </style:style>
    <style:style style:name="T3" style:family="text">
      <style:text-properties officeooo:rsid="000c71c3"/>
    </style:style>
    <style:style style:name="T4" style:family="text">
      <style:text-properties officeooo:rsid="000d95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u Box: Serviço de garagens em goiania 50,00 ao mês</text:p>
      <text:p text:style-name="P1"/>
      <text:p text:style-name="P2"><text:span text:style-name="T1">Parque aquatico </text:span></text:p>
      <text:p text:style-name="P3">guarda volumes pequeno</text:p>
      <text:p text:style-name="P3"/>
      <text:p text:style-name="P2">Os valores são descontados dos créditos em seu cartão e são os seguintes:<text:line-break/>Armário pequeno: 5,00 de aluguel + 10,00 de caução (valor da caução estornada na devolução da chave).<text:line-break/>Armário grande: 10,00 de aluguel + 10,00 de caução (valor da caução estornada na devolução da chave).</text:p>
      <text:p text:style-name="P1"/>
      <text:h text:style-name="P10" text:outline-level="2">Bag Container </text:h>
      <text:p text:style-name="P7"/>
      <text:p text:style-name="P8">Projeto ;<text:span text:style-name="T2"> <text:s/></text:span></text:p>
      <text:p text:style-name="P8"><text:span text:style-name="T2">Guarda volumes e bicicletários <text:s/>24hrs espalhados pela cidade por um valor mensal, anual ou por dia de uso com destravamento pelo app, ou cartão guarda volumes com tomada dentro para carregamento de equipamentos eletrônicos <text:s/>e bicicletários de fácil acesso pela cidade.</text:span></text:p>
      <text:p text:style-name="P7"/>
      <text:p text:style-name="P8">Forma de uso;</text:p>
      <text:p text:style-name="P8"><text:span text:style-name="T4">Usuário ira ao local com guarda volumes ou bicicletários e ira destravar guarda volume ou vaga bicicletário fazendo uso de QRcode + senha ou cartão + senha <text:s/></text:span></text:p>
      <text:p text:style-name="P7"/>
      <text:p text:style-name="P8">Segurança;</text:p>
      <text:p text:style-name="P8"><text:s/><text:span text:style-name="T4">Guarda volumes ficara em locais estratégicos da cidade onde sempre tem movimento ou segurança por perto, além de contar com sensores que informarão o serviço de segurança publica e a própria Bag Container em caso de tentativa de arrombamento para ser tomado medidas cabíveis o mais rápido possível <text:s/></text:span></text:p>
      <text:p text:style-name="P7"/>
      <text:p text:style-name="P7">locais;</text:p>
      <text:p text:style-name="P7"/>
      <text:p text:style-name="P9">planos; </text:p>
      <text:p text:style-name="P9"><text:span text:style-name="T3">Mensal = </text:span></text:p>
      <text:p text:style-name="P6">Trimestral = </text:p>
      <text:p text:style-name="P6">Anual =</text:p>
      <text:p text:style-name="P5"/>
      <text:p text:style-name="P5"><text:soft-page-break/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8:09:43.974282080</meta:creation-date>
    <dc:date>2019-12-07T20:33:46.649253460</dc:date>
    <meta:editing-duration>PT11M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2" meta:paragraph-count="16" meta:word-count="194" meta:character-count="1184" meta:non-whitespace-character-count="992"/>
  </office:meta>
</office:document-meta>
</file>